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graphic" style:name="a337f81" style:parent-style-name="Frame">
      <style:graphic-properties fo:border-bottom="0.39mm solid #000000" fo:border-left="0.39mm solid #000000" fo:border-right="0.39mm solid #000000" fo:border-top="0.39mm solid #000000" fo:padding-bottom="1.5mm" fo:padding-left="1.5mm" fo:padding-right="1.5mm" fo:padding-top="1.5mm"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<draw:frame draw:style-name="a337f81" svg:width="61.42mm" text:anchor-type="paragraph"><draw:text-box><text:p text:style-name="Frame_20_contents">Frame Content</text:p></draw:text-box></draw:frame>Page Cont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default-style style:family="graphic">
      <style:text-properties fo:color="#000000" fo:country="US" fo:font-size="12.0pt" fo:language="en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6</dc:date>
    <meta:editing-cycles>2</meta:editing-cycles>
    <meta:editing-duration>PT0.012S</meta:editing-duration>
  </office:meta>
</office:document-meta>
</file>